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Preformatted_20_Text">
      <style:paragraph-properties fo:line-height="125%"/>
    </style:style>
    <style:style style:name="P8" style:family="paragraph" style:parent-style-name="Preformatted_20_Text">
      <style:paragraph-properties fo:text-align="justify" style:justify-single-word="false"/>
      <style:text-properties fo:font-weight="normal" style:font-weight-asian="normal" style:font-weight-complex="normal"/>
    </style:style>
    <style:style style:name="P9" style:family="paragraph" style:parent-style-name="Preformatted_20_Text">
      <style:paragraph-properties fo:line-height="125%"/>
      <style:text-properties fo:color="#a0a000"/>
    </style:style>
    <style:style style:name="P10" style:family="paragraph" style:parent-style-name="Preformatted_20_Text">
      <style:paragraph-properties fo:line-height="125%"/>
      <style:text-properties fo:color="#666666"/>
    </style:style>
    <style:style style:name="P11" style:family="paragraph" style:parent-style-name="Preformatted_20_Text">
      <style:paragraph-properties fo:margin-top="0cm" fo:margin-bottom="0.499cm"/>
    </style:style>
    <style:style style:name="P12" style:family="paragraph" style:parent-style-name="Preformatted_20_Text">
      <style:paragraph-properties fo:margin-top="0cm" fo:margin-bottom="0.499cm" fo:line-height="125%"/>
    </style:style>
    <style:style style:name="P13" style:family="paragraph" style:parent-style-name="Preformatted_20_Text">
      <style:paragraph-properties fo:margin-top="0cm" fo:margin-bottom="0cm" fo:line-height="125%" fo:text-align="justify" style:justify-single-word="false"/>
      <style:text-properties fo:font-weight="normal" style:font-weight-asian="normal" style:font-weight-complex="normal"/>
    </style:style>
    <style:style style:name="P14" style:family="paragraph" style:parent-style-name="Preformatted_20_Text">
      <style:paragraph-properties fo:margin-top="0cm" fo:margin-bottom="0cm" fo:line-height="125%"/>
    </style:style>
    <style:style style:name="P15" style:family="paragraph" style:parent-style-name="Standard" style:list-style-name="L1">
      <style:paragraph-properties fo:text-align="justify" style:justify-single-word="false"/>
      <style:text-properties fo:font-weight="bold" style:font-weight-asian="bold" style:font-weight-complex="bold"/>
    </style:style>
    <style:style style:name="P16" style:family="paragraph" style:parent-style-name="Standard" style:list-style-name="L2">
      <style:paragraph-properties fo:text-align="justify"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New" fo:font-size="11pt" style:font-size-asian="11pt" style:font-size-complex="11pt"/>
    </style:style>
    <style:style style:name="T4" style:family="text">
      <style:text-properties fo:color="#a0a000"/>
    </style:style>
    <style:style style:name="T5" style:family="text">
      <style:text-properties fo:color="#a0a000" fo:font-style="normal" style:font-style-asian="normal" style:font-style-complex="normal"/>
    </style:style>
    <style:style style:name="T6" style:family="text">
      <style:text-properties fo:color="#ba2121"/>
    </style:style>
    <style:style style:name="T7" style:family="text">
      <style:text-properties fo:color="#666666"/>
    </style:style>
    <style:style style:name="T8" style:family="text">
      <style:text-properties fo:color="#000000"/>
    </style:style>
    <style:style style:name="T9" style:family="text">
      <style:text-properties fo:color="#000000" style:font-name="Courier New" fo:font-size="11pt" style:font-size-asian="11pt" style:font-size-complex="11pt"/>
    </style:style>
    <style:style style:name="T10" style:family="text">
      <style:text-properties fo:color="#000000" style:font-name="Courier New" fo:font-size="11pt" fo:font-style="normal" style:font-size-asian="11pt" style:font-style-asian="normal" style:font-size-complex="11pt" style:font-style-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OLUMES / PERSISTANCE DES DONNÉES</text:p>
      <text:p text:style-name="P1"/>
      <text:p text:style-name="P1"/>
      <text:p text:style-name="P3"><text:a xlink:type="simple" xlink:href="https://devopssec.fr/article/fonctionnement-manipulation-volumes-kubernetes" text:style-name="Internet_20_link" text:visited-style-name="Visited_20_Internet_20_Link">https://devopssec.fr/article/fonctionnement-manipulation-volumes-kubernetes</text:a></text:p>
      <text:p text:style-name="P3"/>
      <text:p text:style-name="P4"><text:span text:style-name="T1">Les données d'un container sont éphémères, c'est-à-dire que quand le container crash, les données qu'il contenait sont effacées. </text:span>Cela peut donc engendrer de réels problèmes pour vos applications conteneurisées. Il a donc fallu vite trouver une solution pour sauvegarder ces données, d'où la création des volumes, qui restent la solution privilégiée quant à la persistance des données générées par les conteneurs.</text:p>
      <text:p text:style-name="P4"/>
      <text:p text:style-name="P4">Le concept, déjà implémenté par Docker, est similaire pour Kubernetes. Le système de volume permet de ne pas perdre les données d'un container lorsque celui-ci crash et que kubelet le redémarre, ou lorsqu'un Pod dans son ensemble est remplacé par un autre.</text:p>
      <text:p text:style-name="P4"/>
      <text:list xml:id="list8549595162844352668" text:style-name="L1">
        <text:list-item>
          <text:p text:style-name="P15">Les volumes de type hostPath</text:p>
        </text:list-item>
      </text:list>
      <text:p text:style-name="P4"/>
      <text:p text:style-name="P4">On a déjà vu ce type de volumes dans Kubernetes_4-5, avec l'exemple d'un pod à deux containers, ces containers partageant un volume. Se référer à ce fichier pour la description.</text:p>
      <text:p text:style-name="P4"/>
      <text:p text:style-name="P4">Les inconvénients de ce type de volumes sont les suivants :</text:p>
      <text:p text:style-name="P4"/>
      <text:p text:style-name="P4">&gt; Dans un cluster multi-nœuds, il faut impérativement que le dossier du volume soit disponible et identique dans tous vos nœuds.</text:p>
      <text:p text:style-name="P4">&gt; Lorsque Kubernetes accomplit une planification en tenant compte des ressources, il ne prendra pas en compte les volumes de ce type.</text:p>
      <text:p text:style-name="P4"/>
      <text:p text:style-name="P4"/>
      <text:list xml:id="list7160329678468356313" text:style-name="L2">
        <text:list-item>
          <text:p text:style-name="P16">Volumes persistants et revendications de volumes persistants</text:p>
        </text:list-item>
      </text:list>
      <text:p text:style-name="P4"/>
      <text:p text:style-name="P4">Quand vous travaillez dans un grand environnement avec beaucoup d'utilisateurs qui déploient beaucoup de pods, les utilisateurs devront configurer à chaque fois le volume de stockage pour chaque pod. De ce fait chaque fois que des changements sur les espaces de stockage doivent être faits, l'utilisateur doit alors les appliquer pour tous ses pods (par exemple en changeant à chaque fois pour chaque Pod la section "volumes" pour y indiquer un nouveau "hostPath").</text:p>
      <text:p text:style-name="P4"/>
      <text:p text:style-name="P4">Pour résoudre ce problème, Kubernetes propose deux types d'objets :</text:p>
      <text:p text:style-name="P4"/>
      <text:p text:style-name="P4">&gt; <text:span text:style-name="T1">Le </text:span><text:span text:style-name="T2">PersistentVolume (PV)</text:span><text:span text:style-name="T1">. Il représente un espace de stockage d'une certaine taille, défini par un administrateur. Il dispose d'un niveau d'abstraction assez élevé, car il s'agit d'une ressource du cluster, que tout utilisateur pourra ensuite utiliser, grâce au second objet ci-dessous.</text:span></text:p>
      <text:p text:style-name="P3"/>
      <text:p text:style-name="P4"><text:span text:style-name="T1">&gt; Le </text:span><text:span text:style-name="T2">PersistentVolumeClaim (PVC)</text:span><text:span text:style-name="T1">. Il s'agit d'une demande de stockage de la part de l'utilisateur, qui demande donc d'utiliser une partie du PersistentVolume visé.</text:span></text:p>
      <text:p text:style-name="P3"/>
      <text:p text:style-name="P2">Concrètement<text:span text:style-name="T1">, on doit commencer par créer un PV, dans un fichier de configuration YAML, comme d'habitude :</text:span></text:p>
      <text:p text:style-name="P3"/>
      <text:p text:style-name="P3"/>
      <text:p text:style-name="P3"/>
      <text:p text:style-name="P3"/>
      <text:p text:style-name="P3"/>
      <text:p text:style-name="P8"><text:soft-page-break/>kind: PersistentVolume</text:p>
      <text:p text:style-name="P7">apiVersion: v1</text:p>
      <text:p text:style-name="P7">metadata:</text:p>
      <text:p text:style-name="P7"><text:s text:c="3"/>name: my-pv </text:p>
      <text:p text:style-name="P7">spec:</text:p>
      <text:p text:style-name="P7"><text:s text:c="2"/>capacity:</text:p>
      <text:p text:style-name="P7"><text:s text:c="4"/>storage: 1Gi</text:p>
      <text:p text:style-name="P7"><text:s text:c="2"/>accessModes:</text:p>
      <text:p text:style-name="P7"><text:s text:c="4"/>- ReadWriteOnce</text:p>
      <text:p text:style-name="P7"><text:s text:c="2"/>hostPath:</text:p>
      <text:p text:style-name="P7"><text:s text:c="4"/>path: /pv-data</text:p>
      <text:p text:style-name="P12"><text:s text:c="4"/>type: DirectoryOrCreate</text:p>
      <text:p text:style-name="P2"/>
      <text:p text:style-name="P3">On a donc ici créé un volume persistant (de type hostPath, il correspondra donc à un dossier dans un noeud). Il dispose d'une capacité de stockage de 1 Gigaoctet, et des droits d'accès en lecture et en écriture.</text:p>
      <text:p text:style-name="P3"/>
      <text:p text:style-name="P3">On le construit de manière classique, avec un <text:span text:style-name="T3">sudo kubectl create -f persistance.yaml</text:span>. On peut ensuite vérifier la présence de ce PersistentVolume avec un <text:span text:style-name="T3">sudo kubectl get pv</text:span>.</text:p>
      <text:p text:style-name="P3"/>
      <text:p text:style-name="P3">On a notre PersistentVolume. Lorsqu'on veut l'utiliser pour le définir comme espace de stockage pour un Pod, il faut créer un PersistentVolumeClaim qu'on utilisera dans le cadre de la création du Pod :</text:p>
      <text:p text:style-name="P3"/>
      <text:p text:style-name="P8"><text:span text:style-name="Source_20_Text">kind: PersistentVolumeClaim</text:span></text:p>
      <text:p text:style-name="Preformatted_20_Text"><text:span text:style-name="Source_20_Text">apiVersion: v1</text:span></text:p>
      <text:p text:style-name="Preformatted_20_Text"><text:span text:style-name="Source_20_Text">metadata:</text:span></text:p>
      <text:p text:style-name="Preformatted_20_Text"><text:span text:style-name="Source_20_Text"><text:s text:c="3"/>name: my-pvc</text:span></text:p>
      <text:p text:style-name="Preformatted_20_Text"><text:span text:style-name="Source_20_Text">spec:</text:span></text:p>
      <text:p text:style-name="Preformatted_20_Text"><text:span text:style-name="Source_20_Text"><text:s text:c="3"/>accessModes:</text:span></text:p>
      <text:p text:style-name="Preformatted_20_Text"><text:span text:style-name="Source_20_Text"><text:s text:c="6"/>- ReadWriteOnce</text:span></text:p>
      <text:p text:style-name="Preformatted_20_Text"><text:span text:style-name="Source_20_Text"><text:s text:c="3"/>resources:</text:span></text:p>
      <text:p text:style-name="Preformatted_20_Text"><text:span text:style-name="Source_20_Text"><text:s text:c="6"/>requests:</text:span></text:p>
      <text:p text:style-name="P11"><text:span text:style-name="Source_20_Text"><text:s text:c="8"/>storage: 500Mi</text:span></text:p>
      <text:p text:style-name="P3"/>
      <text:p text:style-name="P3">Ici, on a un PVC qui utilise 500 Megaoctets. Il n'est nulle part indiqué que ce PVC est relatif au PV créé ci-dessus, c'est Kubernetes qui va déterminer quel PV dispose des caractéristiques nécessaires pour satisfaire le PVC, et qui va attribuer le PVC au PV.</text:p>
      <text:p text:style-name="P3"/>
      <text:p text:style-name="P3">Une fois qu'on a défini notre PV et un PVC associé, on peut utiliser notre PVC dans le cadre de la création de notre Pod, de cette façon :</text:p>
      <text:p text:style-name="P3"/>
      <text:p text:style-name="P3"/>
      <text:p text:style-name="P3"/>
      <text:p text:style-name="P3"/>
      <text:p text:style-name="P3"/>
      <text:p text:style-name="P3"/>
      <text:p text:style-name="P3"/>
      <text:p text:style-name="P3"/>
      <text:p text:style-name="P3"/>
      <text:p text:style-name="P3"/>
      <text:p text:style-name="P3"/>
      <text:p text:style-name="P8"><text:soft-page-break/><text:span text:style-name="Source_20_Text">apiVersion: v1</text:span></text:p>
      <text:p text:style-name="Preformatted_20_Text"><text:span text:style-name="Source_20_Text">kind: Pod</text:span></text:p>
      <text:p text:style-name="Preformatted_20_Text"><text:span text:style-name="Source_20_Text">metadata:</text:span></text:p>
      <text:p text:style-name="Preformatted_20_Text"><text:span text:style-name="Source_20_Text"><text:s text:c="2"/>name: nginx</text:span></text:p>
      <text:p text:style-name="Preformatted_20_Text"><text:span text:style-name="Source_20_Text">spec:</text:span></text:p>
      <text:p text:style-name="Preformatted_20_Text"><text:span text:style-name="Source_20_Text"><text:s text:c="2"/>containers:</text:span></text:p>
      <text:p text:style-name="Preformatted_20_Text"><text:span text:style-name="Source_20_Text"><text:s text:c="2"/>- name: nginx</text:span></text:p>
      <text:p text:style-name="Preformatted_20_Text"><text:span text:style-name="Source_20_Text"><text:s text:c="4"/>image: nginx</text:span></text:p>
      <text:p text:style-name="Preformatted_20_Text"><text:span text:style-name="Source_20_Text"><text:s text:c="4"/>volumeMounts:</text:span></text:p>
      <text:p text:style-name="Preformatted_20_Text"><text:span text:style-name="Source_20_Text"><text:s text:c="4"/>- name: nginx-pvc</text:span></text:p>
      <text:p text:style-name="Preformatted_20_Text"><text:span text:style-name="Source_20_Text"><text:s text:c="6"/>mountPath: "/usr/share/nginx/html"</text:span></text:p>
      <text:p text:style-name="Preformatted_20_Text"><text:span text:style-name="Source_20_Text"><text:s text:c="2"/>volumes:</text:span></text:p>
      <text:p text:style-name="Preformatted_20_Text"><text:span text:style-name="Source_20_Text"><text:s text:c="2"/>- name: nginx-pvc</text:span></text:p>
      <text:p text:style-name="Preformatted_20_Text"><text:span text:style-name="Source_20_Text"><text:s text:c="4"/>persistentVolumeClaim:</text:span></text:p>
      <text:p text:style-name="P11"><text:span text:style-name="Source_20_Text"><text:s text:c="6"/>claimName: my-pvc</text:span></text:p>
      <text:p text:style-name="P3"/>
      <text:p text:style-name="P3">On voit qu'on précise ici dans la section volumeMounts le chemin, dans le container du Pod, où le Volume Persistant désigné par notre PVC sera monté ; puis dans la section volumes, le PVC qu'on utilise. Désormais, tout ce qui ira dans le dossier <text:span text:style-name="Source_20_Text">/usr/share/nginx/html</text:span> du container sera stocké dans le PV associé au PVC désigné. Et chaque fois que le container sera (re)construit, le contenu du PV associé au PVC sera monté dans le dossier <text:span text:style-name="Source_20_Text">/usr/share/nginx/html</text:span>.</text:p>
      <text:p text:style-name="P3"/>
      <text:p text:style-name="P2">En pratique<text:span text:style-name="T1"> :</text:span></text:p>
      <text:p text:style-name="P3"/>
      <text:p text:style-name="P3">Pour ft_services, l'objectif est d'avoir des données persistantes sur ma base de données mysql pour le site wordpress.</text:p>
      <text:p text:style-name="P3">J'ai donc d'abord créé un fichier de configuration à part entière qui se charge de créer un volume persistant nommé "pv0001" :</text:p>
      <text:p text:style-name="P3"/>
      <text:p text:style-name="P8"><text:span text:style-name="T4">kind:</text:span> PersistentVolume</text:p>
      <text:p text:style-name="P7"><text:span text:style-name="T4">apiVersion:</text:span> v1</text:p>
      <text:p text:style-name="P9">metadata:</text:p>
      <text:p text:style-name="P7"><text:s text:c="8"/><text:span text:style-name="T4">name:</text:span> pv0001</text:p>
      <text:p text:style-name="P9">spec:</text:p>
      <text:p text:style-name="P7"><text:s text:c="8"/><text:span text:style-name="T4">storageClassName:</text:span> <text:span text:style-name="T6">""</text:span></text:p>
      <text:p text:style-name="P7"><text:s text:c="8"/><text:span text:style-name="T4">capacity:</text:span></text:p>
      <text:p text:style-name="P7"><text:s text:c="16"/><text:span text:style-name="T4">storage:</text:span> <text:span text:style-name="T7">1</text:span>Gi</text:p>
      <text:p text:style-name="P7"><text:s text:c="8"/><text:span text:style-name="T4">accessModes:</text:span></text:p>
      <text:p text:style-name="P7"><text:s text:c="16"/><text:span text:style-name="T7">-</text:span> ReadWriteOnce</text:p>
      <text:p text:style-name="P7"><text:tab/> <text:s/><text:span text:style-name="T4">claimRef:</text:span></text:p>
      <text:p text:style-name="P7"><text:span text:style-name="T4"><text:tab/><text:tab/> <text:s text:c="3"/>namespace: </text:span><text:span text:style-name="T8">default</text:span></text:p>
      <text:p text:style-name="P7"><text:span text:style-name="T4"><text:tab/><text:tab/> <text:s text:c="3"/>name: </text:span><text:span text:style-name="T8">mysql-pvc</text:span></text:p>
      <text:p text:style-name="P7"><text:s text:c="8"/><text:span text:style-name="T4">hostPath:</text:span></text:p>
      <text:p text:style-name="P7"><text:s text:c="16"/><text:span text:style-name="T4">path:</text:span> <text:span text:style-name="T7">/</text:span>pv0001</text:p>
      <text:p text:style-name="P12"><text:s text:c="16"/><text:span text:style-name="T4">type:</text:span> DirectoryOrCreate</text:p>
      <text:p text:style-name="P3">On voit ici une déclaration de PersistentVolume assez classique. On précise cependant la ligne <text:span text:style-name="T9">storageClassName: ""</text:span>, car sans celle-ci Kubernetes peut vouloir tenter (typiquement si les tailles du PV et du PVC ne sont pas exactement identiques) d'allouer <text:span text:style-name="T11">dynamiquement </text:span><text:span text:style-name="T12">un PV à un PVC (c'est-à-dire qu'il ignorera le PV que j'ai créé manuellement pour créer lui-même un PV dynamique plus adapté au PVC). Cette ligne permet de forcer Kubernetes à utiliser un PV existant. La section "claimRef" permet de nous assurer que ce PV ira forcément au PVC nommé "mysql-pvc".</text:span></text:p>
      <text:p text:style-name="P5"/>
      <text:p text:style-name="P5"><text:soft-page-break/>Ensuite, dans le fichier mysql.yaml, on va créer le PVC, et on va l'attribuer aux containers du Pod mysql.</text:p>
      <text:p text:style-name="P5"/>
      <text:p text:style-name="P5"/>
      <text:p text:style-name="P5"/>
      <text:p text:style-name="P8"><text:span text:style-name="T5">apiVersion:</text:span><text:span text:style-name="T12"> v1</text:span></text:p>
      <text:p text:style-name="P7"><text:span text:style-name="T4">kind:</text:span> PersistentVolumeClaim</text:p>
      <text:p text:style-name="P9">metadata:</text:p>
      <text:p text:style-name="P7"><text:s text:c="8"/><text:span text:style-name="T4">name:</text:span> mysql<text:span text:style-name="T7">-</text:span>pvc</text:p>
      <text:p text:style-name="P9">spec:</text:p>
      <text:p text:style-name="P7"><text:s text:c="8"/><text:span text:style-name="T4">storageClassName:</text:span> <text:span text:style-name="T6">""</text:span></text:p>
      <text:p text:style-name="P7"><text:s text:c="8"/><text:span text:style-name="T4">accessModes:</text:span></text:p>
      <text:p text:style-name="P7"><text:s text:c="16"/><text:span text:style-name="T7">-</text:span> ReadWriteOnce</text:p>
      <text:p text:style-name="P7"><text:s text:c="8"/><text:span text:style-name="T4">resources:</text:span></text:p>
      <text:p text:style-name="P7"><text:s text:c="16"/><text:span text:style-name="T4">requests:</text:span></text:p>
      <text:p text:style-name="P7"><text:s text:c="24"/><text:span text:style-name="T4">storage:</text:span> <text:span text:style-name="T7">1</text:span>Gi</text:p>
      <text:p text:style-name="P7"/>
      <text:p text:style-name="P10">---</text:p>
      <text:p text:style-name="P7"/>
      <text:p text:style-name="P7"><text:span text:style-name="T4">apiVersion:</text:span> apps<text:span text:style-name="T7">/</text:span>v1</text:p>
      <text:p text:style-name="P7"><text:span text:style-name="T4">kind:</text:span> Deployment</text:p>
      <text:p text:style-name="P9">metadata:</text:p>
      <text:p text:style-name="P7"><text:s text:c="8"/><text:span text:style-name="T4">name:</text:span> mysql</text:p>
      <text:p text:style-name="P7"><text:s text:c="8"/><text:span text:style-name="T4">labels:</text:span></text:p>
      <text:p text:style-name="P7"><text:s text:c="16"/><text:span text:style-name="T4">app:</text:span> mysql</text:p>
      <text:p text:style-name="P9">spec:</text:p>
      <text:p text:style-name="P7"><text:s text:c="8"/><text:span text:style-name="T4">replicas:</text:span> <text:span text:style-name="T7">1</text:span></text:p>
      <text:p text:style-name="P7"><text:s text:c="8"/><text:span text:style-name="T4">selector:</text:span></text:p>
      <text:p text:style-name="P7"><text:s text:c="16"/><text:span text:style-name="T4">matchLabels:</text:span></text:p>
      <text:p text:style-name="P7"><text:s text:c="24"/><text:span text:style-name="T4">app:</text:span> mysql</text:p>
      <text:p text:style-name="P7"><text:s text:c="8"/><text:span text:style-name="T4">template:</text:span></text:p>
      <text:p text:style-name="P7"><text:s text:c="16"/><text:span text:style-name="T4">metadata:</text:span></text:p>
      <text:p text:style-name="P7"><text:s text:c="24"/><text:span text:style-name="T4">labels:</text:span></text:p>
      <text:p text:style-name="P7"><text:s text:c="32"/><text:span text:style-name="T4">app:</text:span> mysql</text:p>
      <text:p text:style-name="P7"><text:s text:c="16"/><text:span text:style-name="T4">spec:</text:span></text:p>
      <text:p text:style-name="P7"><text:s text:c="24"/><text:span text:style-name="T4">containers:</text:span></text:p>
      <text:p text:style-name="P7"><text:s text:c="24"/><text:span text:style-name="T7">-</text:span> name<text:span text:style-name="T7">:</text:span> mysql</text:p>
      <text:p text:style-name="P7"><text:s text:c="26"/><text:span text:style-name="T4">image:</text:span> service_mysql</text:p>
      <text:p text:style-name="P7"><text:s text:c="26"/><text:span text:style-name="T4">imagePullPolicy:</text:span> Never</text:p>
      <text:p text:style-name="P7"><text:s text:c="26"/><text:span text:style-name="T4">ports:</text:span></text:p>
      <text:p text:style-name="P7"><text:s text:c="26"/><text:span text:style-name="T7">-</text:span> containerPort<text:span text:style-name="T7">:</text:span> <text:span text:style-name="T7">3306</text:span></text:p>
      <text:p text:style-name="P7"><text:s text:c="26"/><text:span text:style-name="T4">volumeMounts:</text:span></text:p>
      <text:p text:style-name="P7"><text:s text:c="26"/><text:span text:style-name="T7">-</text:span> name<text:span text:style-name="T7">:</text:span> mysql<text:span text:style-name="T7">-</text:span>pvc</text:p>
      <text:p text:style-name="P7"><text:s text:c="28"/><text:span text:style-name="T4">mountPath:</text:span> <text:span text:style-name="T7">/</text:span>var<text:span text:style-name="T7">/</text:span>lib<text:span text:style-name="T7">/</text:span>mysql</text:p>
      <text:p text:style-name="P7"><text:s text:c="24"/><text:span text:style-name="T4">volumes:</text:span></text:p>
      <text:p text:style-name="P7"><text:s text:c="24"/><text:span text:style-name="T7">-</text:span> name<text:span text:style-name="T7">:</text:span> mysql<text:span text:style-name="T7">-</text:span>pvc</text:p>
      <text:p text:style-name="P7"><text:s text:c="26"/><text:span text:style-name="T4">persistentVolumeClaim:</text:span></text:p>
      <text:p text:style-name="P12"><text:s text:c="34"/><text:span text:style-name="T4">claimName:</text:span> mysql<text:span text:style-name="T7">-</text:span>pvc</text:p>
      <text:p text:style-name="P12"/>
      <text:p text:style-name="P3"><text:soft-page-break/><text:span text:style-name="T12">On retrouve ici la ligne </text:span><text:span text:style-name="T10">storageClassName: ""</text:span><text:span text:style-name="T12"> afin d'éviter l'allocation dynamique. On voit également qu'on monte notre PersistentVolume sur le path /var/lib/mysql : il s'agit simplement du dossier où vont se trouver les bases de données, tables, données etc... de mariadb.</text:span></text:p>
      <text:p text:style-name="P5"/>
      <text:p text:style-name="P3"><text:span text:style-name="T12">Ce qu'il va se passer, c'est qu'à la création du PersistentVolume, le dossier /pv0001 sera créé sur le </text:span><text:span text:style-name="T12">noeud actuel. Il sera monté, dans un premier temps vide, sur le chemin /var/lib/mysql du container de base de données qui est créé. Le container de base de données initialise la base de données wordpress grâce au dump wordpress.sql (voir Pod_mysql.odt) :</text:span></text:p>
      <text:p text:style-name="P5"/>
      <text:p text:style-name="P6">mysql -u root --skip-password wordpress &lt; /root/wordpress.sql</text:p>
      <text:p text:style-name="P5"/>
      <text:p text:style-name="P5">Et lorsqu'on crée des articles, des utilisateurs, ou n'importe quoi dans la base de données, tout sera contenu dans le dossier /var/lib/mysql.</text:p>
      <text:p text:style-name="P5"/>
      <text:p text:style-name="P5">Puisque ce dossier est un PersistentVolume, l'intérêt est que lorsque le container s'arrête et est redémarré par kubelet, ou que le Pod entier crash / est remplacé, les données de mysql présentes dans /var/lib/mysql ne sont pas perdues : elles se trouvent toujours dans le PersistentVolume (/pv0001).</text:p>
      <text:p text:style-name="P5"/>
      <text:p text:style-name="P3">Lorsque Kubernetes redémarre le container / le Pod, le PersistentVolume et le PersistentVolumeClaim existent toujours. Le PVC sera réassigné au nouveau Pod, qui va le monter de nouveau sur son chemin /var/lib/mysql, rétablissant ainsi les données de notre wordpress qui se trouvent toujours dans /pv0001.</text:p>
      <text:p text:style-name="P3"/>
      <text:p text:style-name="P3">Attention, on a dans le script de setup désormais la condition suivante :</text:p>
      <text:p text:style-name="P7"/>
      <text:p text:style-name="P7">mysql -u root --skip-password -e <text:span text:style-name="T6">"CREATE DATABASE wordpress;"</text:span></text:p>
      <text:p text:style-name="P7">if [ $? -eq 0 ]; then</text:p>
      <text:p text:style-name="P14"><text:tab/>mysql -u root --skip-password wordpress &lt; /root/wordpress.sql</text:p>
      <text:p text:style-name="P13">fi</text:p>
      <text:p text:style-name="P3"/>
      <text:p text:style-name="P3">Autrement dit, si on trouve déjà une base de données wordpress, on n'initialise pas la base de données wordpress avec notre schéma wordpress.sql initial, car cela veut dire qu'on a récupéré des données persistantes, et que si on exécutait cette commande, on remettrait notre base de données wordpress à son état initial, quand la base de donnée a été créé au tout début.</text:p>
      <text:p text:style-name="P3"/>
      <text:p text:style-name="P3">En effet, le script de setup passe <text:span text:style-name="T2">après </text:span>que notre volume persistant soit monté sur le path /var/lib/mysql, donc l'exécution de la commande écraserait les données qui ont persisté.</text:p>
      <text:p text:style-name="P3"/>
      <text:p text:style-name="P3"/>
      <text:p text:style-name="P3">NOTE :</text:p>
      <text:p text:style-name="P3">Cette configuration permet même la persistance des données si le PV est supprimé. En effet, si le PV est supprimé le dossier /pv0001 reste présent sur le noeud. Lorsqu'on va re-créer notre PV à partir du fichier de configuration, celui-ci est en DirectoryOrCreate : il va donc simplement prendre le dossier existant /pv0001 qui a conservé toutes les donn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31M12S</meta:editing-duration>
    <meta:editing-cycles>7</meta:editing-cycles>
    <meta:generator>OpenOffice/4.1.5$Win32 OpenOffice.org_project/415m1$Build-9789</meta:generator>
    <dc:date>2021-11-20T12:22:03.90</dc:date>
    <meta:document-statistic meta:table-count="0" meta:image-count="0" meta:object-count="0" meta:page-count="5" meta:paragraph-count="135" meta:word-count="1343" meta:character-count="9456"/>
    <meta:user-defined meta:name="Info 1"/>
    <meta:user-defined meta:name="Info 2"/>
    <meta:user-defined meta:name="Info 3"/>
    <meta:user-defined meta:name="Info 4"/>
  </office:meta>
</office:document-meta>
</file>